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Ubuntu1" svg:font-family="Ubuntu" style:font-family-generic="system" style:font-pitch="variable"/>
  </office:font-face-decls>
  <office:automatic-styles>
    <style:style style:name="Table1" style:family="table">
      <style:table-properties style:width="6.6431in" fo:margin-left="0in" fo:margin-top="0in" fo:margin-bottom="0in" table:align="left"/>
    </style:style>
    <style:style style:name="Table1.A" style:family="table-column">
      <style:table-column-properties style:column-width="6.64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6431in" fo:margin-left="0in" fo:margin-top="0in" fo:margin-bottom="0in" table:align="left"/>
    </style:style>
    <style:style style:name="Table2.A" style:family="table-column">
      <style:table-column-properties style:column-width="6.643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431in" fo:margin-left="0in" fo:margin-top="0in" fo:margin-bottom="0in" table:align="left"/>
    </style:style>
    <style:style style:name="Table3.A" style:family="table-column">
      <style:table-column-properties style:column-width="6.643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3" style:family="paragraph" style:parent-style-name="Standard">
      <style:text-properties style:font-name="Montserrat" fo:font-size="12pt" style:font-name-asian="Montserrat1" style:font-size-asian="12pt" style:font-name-complex="Montserrat1" style:font-size-complex="12pt"/>
    </style:style>
    <style:style style:name="P4" style:family="paragraph" style:parent-style-name="Standard" style:list-style-name="WWNum11">
      <style:paragraph-properties fo:margin-left="0.5in" fo:margin-right="0in" fo:margin-top="0in" fo:margin-bottom="0in" loext:contextual-spacing="false" fo:text-indent="-0.25in" style:auto-text-indent="false"/>
    </style:style>
    <style:style style:name="P5" style:family="paragraph" style:parent-style-name="Standard" style:list-style-name="WWNum11">
      <style:paragraph-properties fo:margin-left="0.5in" fo:margin-right="0in"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text-properties style:font-name="Montserrat" fo:font-size="12pt" style:text-underline-style="none" style:font-name-asian="Montserrat1" style:font-size-asian="12pt" style:font-name-complex="Montserrat1" style:font-size-complex="12pt"/>
    </style:style>
    <style:style style:name="P13" style:family="paragraph" style:parent-style-name="Standard" style:list-style-name="WWNum7">
      <style:paragraph-properties fo:margin-left="0.5in" fo:margin-right="0in" fo:text-indent="-0.25in" style:auto-text-indent="false"/>
      <style:text-properties style:font-name="Montserrat" fo:font-size="12pt" style:text-underline-style="none" style:font-name-asian="Montserrat1" style:font-size-asian="12pt" style:font-name-complex="Montserrat1" style:font-size-complex="12pt"/>
    </style:style>
    <style:style style:name="P14" style:family="paragraph" style:parent-style-name="Standard" style:list-style-name="WWNum12">
      <style:paragraph-properties fo:margin-left="0.5in" fo:margin-right="0in" fo:text-indent="-0.25in" style:auto-text-indent="false"/>
      <style:text-properties style:font-name="Montserrat" fo:font-size="12pt" style:text-underline-style="none" style:font-name-asian="Montserrat1" style:font-size-asian="12pt" style:font-name-complex="Montserrat1" style:font-size-complex="12pt"/>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paragraph-properties fo:margin-top="0in" fo:margin-bottom="0in" loext:contextual-spacing="false" fo:line-height="100%"/>
      <style:text-properties style:font-name="Montserrat" fo:font-size="12pt" style:font-name-asian="Montserrat1" style:font-size-asian="12pt" style:font-name-complex="Montserrat1" style:font-size-complex="12pt"/>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fo:break-before="page"/>
      <style:text-properties style:font-name="Montserrat" fo:font-size="12pt" style:font-name-asian="Montserrat1" style:font-size-asian="12pt" style:font-name-complex="Montserrat1" style:font-size-complex="12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Montserrat" fo:font-size="12pt" fo:font-weight="bold" style:font-name-asian="Montserrat1" style:font-size-asian="12pt" style:font-weight-asian="bold" style:font-name-complex="Montserrat1" style:font-size-complex="12pt"/>
    </style:style>
    <style:style style:name="P23" style:family="paragraph" style:parent-style-name="Standard">
      <style:paragraph-properties fo:margin-left="0in" fo:margin-right="0in" fo:text-indent="0in" style:auto-text-indent="false"/>
      <style:text-properties style:font-name="Montserrat" fo:font-size="12pt" style:font-name-asian="Montserrat1" style:font-size-asian="12pt" style:font-name-complex="Montserrat1" style:font-size-complex="12pt"/>
    </style:style>
    <style:style style:name="P24" style:family="paragraph" style:parent-style-name="Standard">
      <style:paragraph-properties fo:margin-left="0.5in" fo:margin-right="0in" fo:text-indent="0in" style:auto-text-indent="false"/>
      <style:text-properties style:font-name="Montserrat" fo:font-size="12pt" style:font-name-asian="Montserrat1" style:font-size-asian="12pt" style:font-name-complex="Montserrat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Montserrat" fo:font-size="12pt" fo:font-style="normal" style:text-underline-style="none" style:font-name-asian="Montserrat1" style:font-size-asian="12pt" style:font-style-asian="normal" style:font-name-complex="Montserrat1" style:font-size-complex="12pt"/>
    </style:style>
    <style:style style:name="P27" style:family="paragraph" style:parent-style-name="Heading_20_3" style:master-page-name="Standard">
      <style:paragraph-properties fo:text-align="justify" style:justify-single-word="false" style:page-number="1"/>
    </style:style>
    <style:style style:name="P28"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style>
    <style:style style:name="P29" style:family="paragraph">
      <loext:graphic-properties draw:fill="solid" draw:fill-color="#ffffff"/>
      <style:paragraph-properties fo:text-align="start"/>
      <style:text-properties fo:font-size="18pt"/>
    </style:style>
    <style:style style:name="T1" style:family="text">
      <style:text-properties style:text-underline-style="none"/>
    </style:style>
    <style:style style:name="T2" style:family="text">
      <style:text-properties style:font-name="Montserrat" style:font-name-asian="Montserrat1" style:font-name-complex="Montserrat1"/>
    </style:style>
    <style:style style:name="T3" style:family="text">
      <style:text-properties style:font-name="Montserrat" fo:font-size="12pt" style:font-name-asian="Montserrat1" style:font-size-asian="12pt" style:font-name-complex="Montserrat1" style:font-size-complex="12pt"/>
    </style:style>
    <style:style style:name="T4" style:family="text">
      <style:text-properties style:font-name="Montserrat" fo:font-size="12pt" fo:font-weight="bold" style:font-name-asian="Montserrat1" style:font-size-asian="12pt" style:font-weight-asian="bold" style:font-name-complex="Montserrat1" style:font-size-complex="12pt"/>
    </style:style>
    <style:style style:name="T5" style:family="text">
      <style:text-properties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6" style:family="text">
      <style:text-properties style:font-name="Montserrat" fo:font-size="12pt" style:text-underline-style="none" style:font-name-asian="Montserrat1" style:font-size-asian="12pt" style:font-name-complex="Montserrat1" style:font-size-complex="12pt"/>
    </style:style>
    <style:style style:name="T7" style:family="text">
      <style:text-properties style:font-name="Montserrat" fo:font-size="12pt" fo:font-style="italic" fo:font-weight="bold" style:font-name-asian="Montserrat1" style:font-size-asian="12pt" style:font-style-asian="italic" style:font-weight-asian="bold" style:font-name-complex="Montserrat1" style:font-size-complex="12pt"/>
    </style:style>
    <style:style style:name="T8" style:family="text">
      <style:text-properties style:font-name="Montserrat" fo:font-size="13pt" fo:font-weight="bold" style:font-name-asian="Montserrat1" style:font-size-asian="13pt" style:font-weight-asian="bold" style:font-name-complex="Montserrat1" style:font-size-complex="13pt"/>
    </style:style>
    <style:style style:name="T9" style:family="text">
      <style:text-properties fo:font-variant="normal" fo:text-transform="none" fo:color="#000000" style:text-line-through-style="none" style:text-line-through-type="none" style:text-position="0% 100%" style:font-name="Ubuntu" fo:font-size="16pt" fo:font-style="normal" fo:font-weight="normal" style:font-name-asian="Ubuntu1" style:font-size-asian="16pt" style:font-style-asian="normal" style:font-weight-asian="normal" style:font-name-complex="Ubuntu1"/>
    </style:style>
    <style:style style:name="T10" style:family="text">
      <style:text-properties fo:font-variant="normal" fo:text-transform="none" fo:color="#000000" style:text-line-through-style="none" style:text-line-through-type="none" style:text-position="0% 100%" style:font-name="Ubuntu" fo:font-size="16pt" fo:font-style="normal" fo:font-weight="bold" style:font-name-asian="Ubuntu1" style:font-size-asian="16pt" style:font-style-asian="normal" style:font-weight-asian="bold" style:font-name-complex="Ubuntu1"/>
    </style:style>
    <style:style style:name="T11" style:family="text">
      <style:text-properties fo:font-variant="normal" fo:text-transform="none" fo:color="#000000" style:text-line-through-style="none" style:text-line-through-type="none" style:text-position="0% 100%" style:font-name="Montserrat" fo:font-size="12pt" fo:font-style="normal" style:text-underline-style="none" fo:font-weight="bold" style:font-name-asian="Montserrat1" style:font-size-asian="12pt" style:font-style-asian="normal" style:font-weight-asian="bold" style:font-name-complex="Montserrat1" style:font-size-complex="12pt"/>
    </style:style>
    <style:style style:name="T12" style:family="text">
      <style:text-properties fo:font-variant="normal" fo:text-transform="none" fo:color="#000000" style:text-line-through-style="none" style:text-line-through-type="none" style:text-position="0% 100%" style:font-name="Montserrat" fo:font-size="12pt" fo:font-style="normal" style:text-underline-style="none" style:font-name-asian="Montserrat1" style:font-size-asian="12pt" style:font-style-asian="normal" style:font-name-complex="Montserrat1" style:font-size-complex="12pt"/>
    </style:style>
    <style:style style:name="gr1" style:family="graphic" style:parent-style-name="Frame">
      <style:graphic-properties draw:stroke="solid" svg:stroke-width="0.028in" svg:stroke-color="#f79646" draw:stroke-linejoin="round" draw:fill="solid" draw:fill-color="#ffffff" draw:textarea-vertical-align="middle" draw:auto-grow-height="false" fo:min-height="0.9228in" fo:min-width="5.630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33wngyii98ut"/>Members:</text:p>
      <text:list xml:id="list27551647" text:style-name="WWNum11">
        <text:list-item>
          <text:p text:style-name="P4">Badron, Ahmad</text:p>
        </text:list-item>
        <text:list-item>
          <text:p text:style-name="P4">Ilagan, Mikhail</text:p>
        </text:list-item>
        <text:list-item>
          <text:p text:style-name="P5">Renolayan, Emmanuel</text:p>
        </text:list-item>
      </text:list>
      <text:p text:style-name="P1"><text:span text:style-name="T2">Mini Performance Task: (Pangkatang Gawain, 3 hanggang 4 na miyembro) PAGSULAT NG SARILING LIKHANG KUWENTO: Gamit ang ibat ibang uri ng teksto gaya ng IMPORMATIBO, NARATIBO, DESKRIPTIBO AT PROSIDYURAL. Ay sumulat ng sariling likhang kuwento batay sa sumusunod na pormat. Isulat sa loob ng kahon ang inyong mga naging sagot.</text:span></text:p>
      <text:p text:style-name="P18"/>
      <text:p text:style-name="P19"><text:span text:style-name="T3">I.Punan ang patlang upang mabuo ang pamagat ng iyong kwento. (5 puntos)</text:span></text:p>
      <text:p text:style-name="P18"><draw:custom-shape text:anchor-type="paragraph" draw:z-index="0" draw:name="Image1" draw:style-name="gr1" draw:text-style-name="P29" svg:width="5.8303in" svg:height="1.0224in" svg:x="0.3335in" svg:y="0.2083in"><text:p text:style-name="P28"><text:span text:style-name="T9">Ang pakikipagsapalaran ni </text:span><text:span text:style-name="T10">Don Bernardo</text:span><text:span text:style-name="T9"> at ng </text:span><text:span text:style-name="T10">kanyang mga kabalyero</text:span><text:span text:style-name="T9"> sa kaharian ng </text:span><text:span text:style-name="T10">Campiloq</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text:span text:style-name="T3"><text:s text:c="2"/></text:span></text:p>
      <text:p text:style-name="P19"><text:span text:style-name="T3"><text:s/></text:span></text:p>
      <text:p text:style-name="P18"/>
      <text:p text:style-name="P18"/>
      <text:p text:style-name="P18"/>
      <text:p text:style-name="P18"/>
      <text:p text:style-name="P19"><text:span text:style-name="T3">2.Isulat ang outline ng iyong kuwento sa pamamagitan ng pagsagot sa mga tanong na hinihingi sa bawat kahon. <text:s/></text:span></text:p>
      <text:p text:style-name="P18"/>
      <table:table table:name="Table1" table:style-name="Table1">
        <table:table-column table:style-name="Table1.A"/>
        <table:table-row table:style-name="Table1.1">
          <table:table-cell table:style-name="Table1.A1" office:value-type="string">
            <text:p text:style-name="Standard"><text:span text:style-name="T4">IMPORMATIBO/DESKRIPTIBO:</text:span><text:span text:style-name="T3"> Sa pamamagitan ng pagsulat ng talata ay ilahad ang maaaring maging impormasyon o paglalarawan ng lugar, tauhan sa iyong kwento. </text:span><text:span text:style-name="T4">(10 puntos ) Bullet form.</text:span></text:p>
            <text:p text:style-name="P22"/>
            <text:p text:style-name="P21"><text:span text:style-name="T8">Mga Tauhan</text:span></text:p>
            <text:p text:style-name="P21"><text:span text:style-name="T5">Don Bernado</text:span></text:p>
            <text:list xml:id="list90279716" text:style-name="WWNum8">
              <text:list-item>
                <text:p text:style-name="P6"><text:span text:style-name="T3">May tinatagong madilim na nakaraan, adventurer at matulungin.</text:span></text:p>
              </text:list-item>
              <text:list-item>
                <text:p text:style-name="P6"><text:span text:style-name="T3">Nakatira siya sa isang lumang palasyo, sa siyudad ng Al-Khobar.</text:span></text:p>
              </text:list-item>
              <text:list-item>
                <text:p text:style-name="P6"><text:span text:style-name="T3">Marami siyang mga kaibigan.</text:span></text:p>
              </text:list-item>
              <text:list-item>
                <text:p text:style-name="P6"><text:span text:style-name="T3">Makisig, at kaakit-akit na lalaki, talagang maganda.</text:span></text:p>
              </text:list-item>
              <text:list-item>
                <text:p text:style-name="P6"><text:span text:style-name="T3">Hinahangaan ng mga tao dahil sa kanyang abilidad na mag pasaya ng mga tao.</text:span></text:p>
              </text:list-item>
            </text:list>
            <text:p text:style-name="P23"/>
            <text:p text:style-name="P21"><text:span text:style-name="T5">Kabalyerong Ahmad</text:span></text:p>
            <text:list xml:id="list1359828080" text:style-name="WWNum6">
              <text:list-item>
                <text:p text:style-name="P7"><text:span text:style-name="T3">Lider ng mga kabalyero</text:span></text:p>
              </text:list-item>
              <text:list-item>
                <text:p text:style-name="P7"><text:span text:style-name="T3">Abilidad sa pakikipaglaban.</text:span></text:p>
              </text:list-item>
              <text:list-item>
                <text:p text:style-name="P7"><text:span text:style-name="T3">Mahilig magbasa at matipuno </text:span></text:p>
              </text:list-item>
              <text:list-item>
                <text:p text:style-name="P7"><text:span text:style-name="T3">Kababatang kaibigan ni Don Bernardo</text:span></text:p>
              </text:list-item>
            </text:list>
            <text:p text:style-name="P3"/>
            <text:p text:style-name="Standard"><text:span text:style-name="T5">Kabalyerong Kai</text:span></text:p>
            <text:list xml:id="list437284669" text:style-name="WWNum5">
              <text:list-item>
                <text:p text:style-name="P8"><text:span text:style-name="T3">Mahilig mag-usisa sa kapaligiran</text:span></text:p>
              </text:list-item>
              <text:list-item>
                <text:p text:style-name="P8"><text:span text:style-name="T3">Tahimik at makata</text:span></text:p>
              </text:list-item>
              <text:list-item>
                <text:p text:style-name="P8"><text:span text:style-name="T3">Maparaan sa pakikipaglaban</text:span></text:p>
              </text:list-item>
              <text:list-item>
                <text:p text:style-name="P8"><text:span text:style-name="T3">Kaibigan ni Don Bernardo, at kabalyero ng Campiloq</text:span></text:p>
              </text:list-item>
            </text:list>
            <text:p text:style-name="P23"/>
            <text:p text:style-name="P21"><text:span text:style-name="T5">Kabalyerong Emman</text:span></text:p>
            <text:list xml:id="list2597748881" text:style-name="WWNum3">
              <text:list-item>
                <text:p text:style-name="P9"><text:span text:style-name="T3">Tagapagtuklas ng bagong pamamaraan</text:span></text:p>
              </text:list-item>
              <text:list-item>
                <text:p text:style-name="P9"><text:span text:style-name="T3">Tagapagkwento at tagapagsalaysay</text:span></text:p>
              </text:list-item>
              <text:list-item>
                <text:p text:style-name="P9"><text:span text:style-name="T3">Manunulat at nobelista</text:span></text:p>
              </text:list-item>
              <text:list-item>
                <text:p text:style-name="P9"><text:span text:style-name="T3">Salamangkero ng Campiloq at kasama ni Kabalyerong Kai</text:span></text:p>
              </text:list-item>
            </text:list>
            <text:p text:style-name="P23"/>
            <text:p text:style-name="P21"><text:span text:style-name="T5">Princessa Kathryn</text:span></text:p>
            <text:list xml:id="list2590386363" text:style-name="WWNum9">
              <text:list-item>
                <text:p text:style-name="P10"><text:span text:style-name="T3">Ang iniibig ni Don Bernardo</text:span></text:p>
              </text:list-item>
              <text:list-item>
                <text:p text:style-name="P10"><text:span text:style-name="T3">Mala-dyosa ang kagandahan, maputi, at may magandang pangangatawan</text:span></text:p>
              </text:list-item>
              <text:list-item>
                <text:p text:style-name="P10"><text:span text:style-name="T3">Matalino, ma-abilidad at mahusay sa pakikipaglaban</text:span></text:p>
              </text:list-item>
            </text:list>
            <text:p text:style-name="P3"/>
            <text:p text:style-name="Standard"><text:span text:style-name="T8">Tagpuan:</text:span></text:p>
            <text:p text:style-name="Standard"><text:span text:style-name="T5">Kaharian ng Campiloq</text:span></text:p>
            <text:list xml:id="list1026557955" text:style-name="WWNum4">
              <text:list-item>
                <text:p text:style-name="P11"><text:span text:style-name="T3">Kaharian na sinakop ng kampon ng kadiliman.</text:span></text:p>
              </text:list-item>
              <text:list-item>
                <text:p text:style-name="P11"><text:span text:style-name="T3">Nababalot ng kalungkutan at depresyon ang kahariang ito nang dumating ang kampon ng kadiliman. </text:span></text:p>
              </text:list-item>
              <text:list-item>
                <text:p text:style-name="P12"/>
              </text:list-item>
            </text:list>
            <text:p text:style-name="P2"/>
            <text:p text:style-name="Standard"><text:span text:style-name="T4">Panahon ng: </text:span><text:span text:style-name="T3">Medieval</text:span></text:p>
            <text:p text:style-name="Standard"><text:span text:style-name="T4">Lugar</text:span><text:span text:style-name="T3">: Khobar Arabia</text:span></text:p>
          </table:table-cell>
        </table:table-row>
      </table:table>
      <text:p text:style-name="P18"/>
      <text:p text:style-name="P20"/>
      <table:table table:name="Table2" table:style-name="Table2">
        <table:table-column table:style-name="Table2.A"/>
        <table:table-row table:style-name="Table2.1">
          <table:table-cell table:style-name="Table2.A1" office:value-type="string">
            <text:p text:style-name="Standard"><text:span text:style-name="T4">PROSIDYURAL</text:span><text:span text:style-name="T3">: Ngayon naman gamit ang prosidyural ay ilahad kung </text:span><text:span text:style-name="T7">paano nakuha, nabuo, at ginagamit</text:span><text:span text:style-name="T3"> ng mga tauhan sa iyong kwento ang mga bagay na gamit nila sa pakikipagsapalaran.</text:span></text:p>
            <text:p text:style-name="Standard"><text:span text:style-name="T4">(5 puntos )</text:span></text:p>
            <text:p text:style-name="P3"/>
            <text:p text:style-name="Standard"><text:span text:style-name="T4">Don Bernardo</text:span><text:span text:style-name="T3"> </text:span></text:p>
            <text:list xml:id="list4210191777" text:style-name="WWNum10">
              <text:list-item>
                <text:p text:style-name="P15"><text:span text:style-name="T3">Nagsimula sa noong bata pa siya, at kinukwento sa kanya ng kanyang Lolo Quixote ang kanyang mga pakikipagsapalaran at mga lakbay noong panahon niya. Ninais niya rin maging bayani paglaki niya.</text:span></text:p>
              </text:list-item>
            </text:list>
            <text:p text:style-name="P24"/>
            <text:list xml:id="list60627423957333" text:continue-numbering="true" text:style-name="WWNum10">
              <text:list-item>
                <text:p text:style-name="P15"><text:span text:style-name="T3">Sumunod ay nang mawala sa kanyang piling ang kanyang pamilya, lalo na ang kanyang Lolo Quixote.</text:span></text:p>
              </text:list-item>
            </text:list>
            <text:p text:style-name="P24"/>
            <text:list xml:id="list60626392265560" text:continue-numbering="true" text:style-name="WWNum10">
              <text:list-item>
                <text:p text:style-name="P15"><text:span text:style-name="T3">Kaya ngayo'y sinisikap niyang maging bayani tulad ng Lolo Quixote niya.</text:span></text:p>
              </text:list-item>
            </text:list>
            <text:p text:style-name="P3"/>
            <text:p text:style-name="Standard"><text:span text:style-name="T4">Kabalyero Ahmad</text:span><text:span text:style-name="T3"> (Agimat ng Pananampalataya)</text:span></text:p>
            <text:p text:style-name="P3"/>
            <text:list xml:id="list2759521845" text:style-name="WWNum2">
              <text:list-item>
                <text:p text:style-name="P16"><text:span text:style-name="T3">Ang unang pagsubok ay nang mawalay siya sa kanyang minamahal na asawa, para mag ensayo sa pagiging kabalyero sa Kabalyero De Academia sa Kaharian ng Campiloq..</text:span></text:p>
              </text:list-item>
            </text:list>
            <text:p text:style-name="P24"/>
            <text:list xml:id="list60627822689946" text:continue-numbering="true" text:style-name="WWNum2">
              <text:list-item>
                <text:p text:style-name="P16"><text:span text:style-name="T3">Ang pangalawang pagsubok. Inatake ang Kaharian ng Campiloq. Kung saan nakita ni Kabalyerong Ahmad ang kanyang mga kapwa kabalyero ay isa-isang namatay. <text:s/>Wala siyang nagawa kung hindi tumakas pabalik sa kanyang asawa</text:span></text:p>
              </text:list-item>
            </text:list>
            <text:p text:style-name="P3"/>
            <text:list xml:id="list2627950642" text:style-name="WWNum1">
              <text:list-item>
                <text:p text:style-name="P17"><text:span text:style-name="T3">Sa wakas siya ay nagbalik, sa laking gulat niya nakita niya ang kanyang asawa </text:span></text:p>
              </text:list-item>
            </text:list>
            <text:p text:style-name="P3"/>
            <text:p text:style-name="Standard"><text:span text:style-name="T4">Kabalyero Kai</text:span></text:p>
            <text:list xml:id="list3301654379" text:style-name="WWNum7">
              <text:list-item>
                <text:p text:style-name="P13"/>
              </text:list-item>
            </text:list>
            <text:p text:style-name="P3"/>
            <text:p text:style-name="P3"/>
            <text:p text:style-name="P3"/>
            <text:p text:style-name="Standard"><text:span text:style-name="T4">Kabalyero Emman</text:span></text:p>
            <text:list xml:id="list2406582823" text:style-name="WWNum12">
              <text:list-item>
                <text:p text:style-name="P14"/>
              </text:list-item>
            </text:list>
            <text:p text:style-name="P3"/>
            <text:p text:style-name="P3"/>
            <text:p text:style-name="P3"/>
            <text:p text:style-name="P3"/>
          </table:table-cell>
        </table:table-row>
      </table:table>
      <text:p text:style-name="P18"/>
      <text:p text:style-name="P20"/>
      <table:table table:name="Table3" table:style-name="Table3">
        <table:table-column table:style-name="Table3.A"/>
        <table:table-row table:style-name="Table3.1">
          <table:table-cell table:style-name="Table3.A1" office:value-type="string">
            <text:p text:style-name="Standard"><text:span text:style-name="T4">NARATIBO:</text:span><text:span text:style-name="T3"> Mahusay binabati kita! Ngayong natapos mo nang makumpleto ang hinihingi sa bawat kahon ay panahon na upang buuin ang iyong kuwento sa pamamagitan ng pagsulat ng talata na binubuo ng </text:span><text:span text:style-name="T7">Simula, Gitna, at Wakas</text:span><text:span text:style-name="T3">. </text:span><text:span text:style-name="T4">(15 puntos)</text:span><text:span text:style-name="T3"> <text:s text:c="2"/></text:span></text:p>
            <text:p text:style-name="P3"/>
            <text:p text:style-name="Standard"><text:span text:style-name="T4">Simula</text:span></text:p>
            <text:p text:style-name="P3"/>
            <text:p text:style-name="P3"/>
            <text:p text:style-name="Standard"><text:span text:style-name="T4">Gitna</text:span></text:p>
            <text:p text:style-name="P3"/>
            <text:p text:style-name="P3"/>
            <text:p text:style-name="Standard"><text:span text:style-name="T4">Wakas</text:span></text:p>
            <text:p text:style-name="P3"/>
            <text:p text:style-name="P3"/>
          </table:table-cell>
        </table:table-row>
      </table:table>
      <text:p text:style-name="P18"/>
      <text:p text:style-name="P20"/>
      <text:p text:style-name="P25"><text:span text:style-name="T11">PAG-USAPAN NATIN</text:span><text:span text:style-name="T12">: Sagutin ang sumusunod na tanong ( 2 na puntos ang bawat tamang sagot)</text:span></text:p>
      <text:p text:style-name="P26"/>
      <text:p text:style-name="P25"><text:span text:style-name="T12">1. Anong paksa ng kuwentong </text:span><text:span text:style-name="T3">iyong</text:span><text:span text:style-name="T12"> </text:span><text:span text:style-name="T3">isinulat</text:span><text:span text:style-name="T12">? </text:span></text:p>
      <text:p text:style-name="P26"/>
      <text:p text:style-name="P26"/>
      <text:p text:style-name="P26"/>
      <text:p text:style-name="P25"><text:span text:style-name="T12">2. Sino sino ang mga tauhan sa kuwento? Ilahad ang kaugnayan nila sa isa’t isa</text:span></text:p>
      <text:p text:style-name="P26"/>
      <text:p text:style-name="P26"/>
      <text:p text:style-name="P26"/>
      <text:p text:style-name="P26"/>
      <text:p text:style-name="P25"><text:span text:style-name="T12">3. Anong mga kaganapan ang nagpapakita ng pagsidhi ng pangyayari sa kuwento?</text:span></text:p>
      <text:p text:style-name="P26"/>
      <text:p text:style-name="P26"/>
      <text:p text:style-name="P26"/>
      <text:p text:style-name="P26"/>
      <text:p text:style-name="P26"/>
      <text:p text:style-name="P25"><text:span text:style-name="T12">4. Ano ang gintong aral ang nabuo sa iyong </text:span><text:span text:style-name="T3">kwento</text:span><text:span text:style-name="T12">? ipaliwanag <text:s/></text:span></text:p>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Montserrat" svg:font-family="Montserrat"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ontserrat" fo:font-family="Montserrat"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Montserrat" fo:font-family="Montserrat"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Montserrat" fo:font-family="Montserrat"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Montserrat" fo:font-family="Montserrat"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4" meta:paragraph-count="67" meta:word-count="590" meta:character-count="3629" meta:non-whitespace-character-count="3119"/>
    <meta:generator>LibreOfficeDev/6.0.5.2$Linux_X86_64 LibreOffice_project/</meta:generator>
  </office:meta>
</office:document-meta>
</file>